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style:text-underline-style="solid" style:text-underline-width="auto" style:text-underline-color="font-color" fo:font-weight="bold" officeooo:rsid="0004f8d1" officeooo:paragraph-rsid="0004f8d1" style:font-size-asian="14pt" style:font-weight-asian="bold" style:font-size-complex="14pt" style:font-weight-complex="bold"/>
    </style:style>
    <style:style style:name="P3" style:family="paragraph" style:parent-style-name="Standard">
      <style:text-properties fo:font-size="14pt" style:text-underline-style="solid" style:text-underline-width="auto" style:text-underline-color="font-color" fo:font-weight="normal" officeooo:paragraph-rsid="00048fdb" style:font-size-asian="14pt" style:font-weight-asian="normal" style:font-size-complex="14pt" style:font-weight-complex="normal"/>
    </style:style>
    <style:style style:name="P4" style:family="paragraph" style:parent-style-name="Standard">
      <style:text-properties fo:font-size="14pt" style:text-underline-style="solid" style:text-underline-width="auto" style:text-underline-color="font-color" fo:font-weight="normal" officeooo:rsid="00048fdb" officeooo:paragraph-rsid="00048fdb" style:font-size-asian="14pt" style:font-weight-asian="normal" style:font-size-complex="14pt" style:font-weight-complex="normal"/>
    </style:style>
    <style:style style:name="P5" style:family="paragraph" style:parent-style-name="Standard">
      <style:text-properties fo:font-size="14pt" style:text-underline-style="solid" style:text-underline-width="auto" style:text-underline-color="font-color" fo:font-weight="normal" officeooo:rsid="0004f8d1" officeooo:paragraph-rsid="0004f8d1" style:font-size-asian="14pt" style:font-weight-asian="normal" style:font-size-complex="14pt" style:font-weight-complex="normal"/>
    </style:style>
    <style:style style:name="P6" style:family="paragraph" style:parent-style-name="Standard">
      <style:text-properties fo:font-size="14pt" style:text-underline-style="none" fo:font-weight="normal" style:font-size-asian="14pt" style:font-weight-asian="normal" style:font-size-complex="14pt" style:font-weight-complex="normal"/>
    </style:style>
    <style:style style:name="P7" style:family="paragraph" style:parent-style-name="Standard">
      <style:text-properties fo:font-size="14pt" style:text-underline-style="none" fo:font-weight="normal" officeooo:paragraph-rsid="00048fdb" style:font-size-asian="14pt" style:font-weight-asian="normal" style:font-size-complex="14pt" style:font-weight-complex="normal"/>
    </style:style>
    <style:style style:name="P8" style:family="paragraph" style:parent-style-name="Standard">
      <style:text-properties fo:font-size="14pt" style:text-underline-style="none" fo:font-weight="normal" officeooo:rsid="0004f8d1" officeooo:paragraph-rsid="0004f8d1" style:font-size-asian="14pt" style:font-weight-asian="normal" style:font-size-complex="14pt" style:font-weight-complex="normal"/>
    </style:style>
    <style:style style:name="P9" style:family="paragraph" style:parent-style-name="Standard">
      <style:text-properties fo:font-size="14pt" style:text-underline-style="none" fo:font-weight="normal" officeooo:paragraph-rsid="00050f66" style:font-size-asian="14pt" style:font-weight-asian="normal" style:font-size-complex="14pt" style:font-weight-complex="normal"/>
    </style:style>
    <style:style style:name="P10" style:family="paragraph" style:parent-style-name="Standard">
      <style:text-properties fo:font-size="14pt" fo:font-weight="normal" officeooo:paragraph-rsid="00050f66"/>
    </style:style>
    <style:style style:name="P11" style:family="paragraph" style:parent-style-name="Standard">
      <style:text-properties fo:font-size="12pt" style:text-underline-style="none" fo:font-weight="normal" officeooo:rsid="00048fdb" officeooo:paragraph-rsid="00048fdb" style:font-size-asian="12pt" style:font-weight-asian="normal" style:font-size-complex="12pt" style:font-weight-complex="normal"/>
    </style:style>
    <style:style style:name="P12" style:family="paragraph" style:parent-style-name="Standard">
      <style:text-properties fo:font-size="12pt" style:text-underline-style="none" fo:font-weight="normal" officeooo:paragraph-rsid="00048fdb" style:font-size-asian="12pt" style:font-weight-asian="normal" style:font-size-complex="12pt" style:font-weight-complex="normal"/>
    </style:style>
    <style:style style:name="P13" style:family="paragraph" style:parent-style-name="Standard">
      <style:text-properties fo:font-size="12pt" style:text-underline-style="none" fo:font-weight="normal" officeooo:rsid="0004f8d1" officeooo:paragraph-rsid="0004f8d1" style:font-size-asian="12pt" style:font-weight-asian="normal" style:font-size-complex="12pt" style:font-weight-complex="normal"/>
    </style:style>
    <style:style style:name="P14" style:family="paragraph" style:parent-style-name="Standard">
      <style:text-properties officeooo:paragraph-rsid="000662b8"/>
    </style:style>
    <style:style style:name="P15" style:family="paragraph" style:parent-style-name="Standard">
      <style:text-properties officeooo:paragraph-rsid="00050f66"/>
    </style:style>
    <style:style style:name="P16" style:family="paragraph" style:parent-style-name="Standard">
      <style:text-properties fo:font-size="12pt" style:text-underline-style="none" fo:font-weight="normal" officeooo:rsid="00065a91" officeooo:paragraph-rsid="00050f66" style:font-size-asian="12pt" style:font-weight-asian="normal" style:font-size-complex="12pt" style:font-weight-complex="normal"/>
    </style:style>
    <style:style style:name="P17" style:family="paragraph" style:parent-style-name="Standard">
      <style:text-properties fo:font-size="12pt" style:text-underline-style="solid" style:text-underline-width="auto" style:text-underline-color="font-color" fo:font-weight="normal" officeooo:rsid="00048fdb" officeooo:paragraph-rsid="00048fdb" style:font-size-asian="12pt" style:font-weight-asian="normal" style:font-size-complex="12pt" style:font-weight-complex="normal"/>
    </style:style>
    <style:style style:name="P18" style:family="paragraph" style:parent-style-name="Standard">
      <style:text-properties fo:font-size="12pt" style:text-underline-style="solid" style:text-underline-width="auto" style:text-underline-color="font-color" fo:font-weight="normal" officeooo:paragraph-rsid="00048fdb" style:font-size-asian="12pt" style:font-weight-asian="normal" style:font-size-complex="12pt" style:font-weight-complex="normal"/>
    </style:style>
    <style:style style:name="P19" style:family="paragraph" style:parent-style-name="Standard">
      <style:text-properties fo:font-size="12pt" style:text-underline-style="solid" style:text-underline-width="auto" style:text-underline-color="font-color" fo:font-weight="normal" officeooo:rsid="0004f8d1" officeooo:paragraph-rsid="0004f8d1" style:font-size-asian="12pt" style:font-weight-asian="normal" style:font-size-complex="12pt" style:font-weight-complex="normal"/>
    </style:style>
    <style:style style:name="P20" style:family="paragraph" style:parent-style-name="Standard">
      <style:text-properties fo:font-variant="normal" fo:text-transform="none" fo:color="#000000" loext:opacity="100%" style:font-name="Liberation Serif" fo:font-size="12pt" fo:letter-spacing="normal" fo:font-style="normal" fo:font-weight="normal" officeooo:paragraph-rsid="000662b8" style:font-size-asian="12pt" style:font-size-complex="12pt"/>
    </style:style>
    <style:style style:name="P21" style:family="paragraph" style:parent-style-name="Standard">
      <style:text-properties fo:font-variant="normal" fo:text-transform="none" fo:color="#000000" loext:opacity="100%" style:font-name="Liberation Serif" fo:font-size="12pt" fo:letter-spacing="normal" fo:font-style="normal" fo:font-weight="normal" officeooo:paragraph-rsid="00050f66" style:font-size-asian="12pt" style:font-size-complex="12pt"/>
    </style:style>
    <style:style style:name="P22" style:family="paragraph" style:parent-style-name="Standard">
      <style:text-properties fo:font-variant="normal" fo:text-transform="none" fo:color="#000000" loext:opacity="100%" style:font-name="Liberation Serif" fo:font-size="12pt" fo:letter-spacing="normal" fo:font-style="normal" style:text-underline-style="none" fo:font-weight="normal" officeooo:paragraph-rsid="000662b8" style:font-size-asian="12pt" style:font-weight-asian="normal" style:font-size-complex="12pt" style:font-weight-complex="normal"/>
    </style:style>
    <style:style style:name="P23" style:family="paragraph" style:parent-style-name="Standard">
      <style:text-properties fo:color="#000000" loext:opacity="100%" style:font-name="Liberation Serif" fo:font-size="12pt" style:text-underline-style="none" fo:font-weight="normal" officeooo:paragraph-rsid="00050f66" style:font-size-asian="12pt" style:font-weight-asian="normal" style:font-size-complex="12pt" style:font-weight-complex="normal"/>
    </style:style>
    <style:style style:name="P24" style:family="paragraph" style:parent-style-name="Standard">
      <style:text-properties fo:color="#000000" loext:opacity="100%" style:font-name="Liberation Serif" fo:font-size="12pt" fo:font-style="normal" style:text-underline-style="none" fo:font-weight="normal" officeooo:paragraph-rsid="00050f66" style:font-size-asian="12pt" style:font-style-asian="normal" style:font-weight-asian="normal"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officeooo:rsid="00065a91" style:font-size-asian="12pt" style:font-size-complex="12pt"/>
    </style:style>
    <style:style style:name="T3" style:family="text">
      <style:text-properties fo:font-size="12pt" officeooo:rsid="0008da45" style:font-size-asian="12pt" style:font-size-complex="12pt"/>
    </style:style>
    <style:style style:name="T4" style:family="text">
      <style:text-properties officeooo:rsid="00065a91"/>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style:font-size-asian="14pt" style:font-weight-asian="normal" style:font-size-complex="14pt" style:font-weight-complex="normal"/>
    </style:style>
    <style:style style:name="T7" style:family="text">
      <style:text-properties style:text-underline-style="none" style:font-size-asian="14pt" style:font-weight-asian="normal" style:font-size-complex="14pt" style:font-weight-complex="normal"/>
    </style:style>
    <style:style style:name="T8" style:family="text">
      <style:text-properties fo:font-variant="normal" fo:text-transform="none" fo:color="#000000" loext:opacity="100%" style:font-name="Liberation Serif" fo:font-size="12pt" fo:letter-spacing="normal" fo:font-style="normal" style:font-size-asian="12pt" style:font-size-complex="12pt"/>
    </style:style>
    <style:style style:name="T9"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0" style:family="text">
      <style:text-properties fo:font-variant="normal" fo:text-transform="none" fo:color="#000000" loext:opacity="100%" style:font-name="Liberation Serif" fo:font-size="12pt" fo:letter-spacing="normal" fo:font-style="normal" fo:font-weight="normal" officeooo:rsid="000662b8" style:font-size-asian="12pt" style:font-size-complex="12pt"/>
    </style:style>
    <style:style style:name="T11" style:family="text">
      <style:text-properties fo:font-variant="normal" fo:text-transform="none" fo:color="#000000" loext:opacity="100%" style:font-name="Liberation Serif" fo:font-size="12pt" fo:letter-spacing="normal" fo:font-style="normal" style:text-underline-style="none" fo:font-weight="normal" style:font-size-asian="12pt" style:font-weight-asian="normal" style:font-size-complex="12pt" style:font-weight-complex="normal"/>
    </style:style>
    <style:style style:name="T12" style:family="text">
      <style:text-properties fo:font-variant="normal" fo:text-transform="none" fo:color="#000000" loext:opacity="100%" style:font-name="Liberation Serif" fo:font-size="12pt" fo:letter-spacing="normal" fo:font-style="normal" style:text-underline-style="none" fo:font-weight="normal" officeooo:rsid="000662b8" style:font-size-asian="12pt" style:font-weight-asian="normal" style:font-size-complex="12pt" style:font-weight-complex="normal"/>
    </style:style>
    <style:style style:name="T13" style:family="text">
      <style:text-properties fo:font-variant="normal" fo:text-transform="none" fo:color="#000000" loext:opacity="1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loext:opacity="100%" style:font-name="Liberation Serif" fo:font-size="12pt" fo:letter-spacing="normal" fo:font-style="normal" style:text-underline-style="none" fo:font-weight="normal" officeooo:rsid="000662b8"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loext:opacity="100%" style:font-name="Liberation Serif" fo:font-size="12pt" fo:letter-spacing="normal" fo:font-style="normal" style:text-underline-style="none" fo:font-weight="normal" officeooo:rsid="00077015"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0662b8" style:text-blinking="false" fo:background-color="transparent" loext:char-shading-value="0" style:font-size-asian="12pt" style:font-weight-asian="normal" style:font-size-complex="12pt" style:font-weight-complex="normal"/>
    </style:style>
    <style:style style:name="T17" style:family="text">
      <style:text-properties fo:font-variant="normal" fo:text-transform="none" fo:color="#666666" loext:opacity="100%" style:font-name="Liberation Serif" fo:font-size="12pt" fo:letter-spacing="normal" fo:font-style="normal" fo:font-weight="normal" style:font-size-asian="12pt" style:font-size-complex="12pt"/>
    </style:style>
    <style:style style:name="T18" style:family="text">
      <style:text-properties fo:color="#000000" loext:opacity="100%" style:font-name="Liberation Serif" fo:font-size="12pt" style:text-underline-style="none" fo:font-weight="normal" style:font-size-asian="12pt" style:font-weight-asian="normal" style:font-size-complex="12pt" style:font-weight-complex="normal"/>
    </style:style>
    <style:style style:name="T19" style:family="text">
      <style:text-properties fo:color="#000000" loext:opacity="1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20" style:family="text">
      <style:text-properties officeooo:rsid="000662b8"/>
    </style:style>
    <style:style style:name="T21" style:family="text">
      <style:text-properties fo:font-size="14pt" style:text-underline-style="none" fo:font-weight="normal" style:font-size-asian="14pt" style:font-weight-asian="normal" style:font-size-complex="14pt" style:font-weight-complex="normal"/>
    </style:style>
    <style:style style:name="T22"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23" style:family="text">
      <style:text-properties fo:font-size="14pt" style:text-underline-style="solid" style:text-underline-width="auto" style:text-underline-color="font-color" fo:font-weight="normal" officeooo:rsid="00077015" style:font-size-asian="14pt" style:font-weight-asian="normal" style:font-size-complex="14pt" style:font-weight-complex="normal"/>
    </style:style>
    <style:style style:name="T24" style:family="text">
      <style:text-properties officeooo:rsid="0008da45"/>
    </style:style>
    <style:style style:name="T25" style:family="text">
      <style:text-properties officeooo:rsid="000b8d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 Réaliser un lexique </text:p>
      <text:p text:style-name="P1"/>
      <text:p text:style-name="P9"><text:span text:style-name="T5">Économie :</text:span> <text:span text:style-name="T4">L</text:span><text:span text:style-name="T2">’économie a pour objet de satisfaire des besoins humains illimités avec des biens limités ou rares. Des choix sont nécessaires. La science économique est le sciences de ces choix.</text:span></text:p>
      <text:p text:style-name="P16"/>
      <text:p text:style-name="P14"><text:span text:style-name="T22">Macro-économie :</text:span><text:span text:style-name="T21"> </text:span><text:span text:style-name="T9">Partie de la science économique qui se propose d'expliquer les relations entre les agrégats</text:span><text:span text:style-name="T12">(</text:span><text:span text:style-name="Strong_20_Emphasis"><text:span text:style-name="T16">Produit intérieur brut ;inflation ;</text:span></text:span><text:span text:style-name="T11">Chômage ;Taux d'intérêt ;Consommation ;Revenu..</text:span><text:span text:style-name="T17">.</text:span><text:span text:style-name="T10">)</text:span><text:span text:style-name="T9"> d'une économie et envisage les faits économiques globaux.</text:span></text:p>
      <text:p text:style-name="P20"/>
      <text:p text:style-name="P10"><text:span text:style-name="T6">Micro-économie :</text:span><text:span text:style-name="T7"> </text:span><text:span text:style-name="T8">Branche de la science économique étudiant les comportements individuels des agents économiques, et notamment leurs prises de décisions.</text:span></text:p>
      <text:p text:style-name="P21"/>
      <text:p text:style-name="P9"><text:span text:style-name="T5">Marché :</text:span> <text:span text:style-name="T2">Un marché est un lieu de rencontre entre offre et la demande qui détermine un prix et une quantité d’équilibre.</text:span></text:p>
      <text:p text:style-name="P16"/>
      <text:p text:style-name="P9">J.M. Keynes (quelques éléments bibliographiques) : <text:span text:style-name="T3">J.M.Keynes a crée le courant Keynésien . Les principaux principe du courant keynésien sont les théorie général de l’emploie, de l’intérêt de la monnaie. Il a imagine tous sa en 1936.</text:span></text:p>
      <text:p text:style-name="P9"/>
      <text:p text:style-name="P9">A Smith (quelques éléments bibliographiques) :<text:span text:style-name="T25">Adam Smith a crée le courant libéralisme aux 18eme siècle. Le courant libéralisme est centre sur le marche et en particulier sur les types de marché.</text:span></text:p>
      <text:p text:style-name="P9"/>
      <text:p text:style-name="P9">K. Marx (quelques éléments bibliographiques) :</text:p>
      <text:p text:style-name="P9"/>
      <text:p text:style-name="P15"><text:span text:style-name="T22">Déficit public :</text:span><text:span text:style-name="T21"> </text:span><text:span text:style-name="T11">Le déficit budgétaire est la </text:span><text:span text:style-name="Strong_20_Emphasis"><text:span text:style-name="T11">situation dans laquelle les recettes de l’</text:span></text:span><text:span text:style-name="Strong_20_Emphasis"><text:span text:style-name="T12">é</text:span></text:span><text:span text:style-name="Strong_20_Emphasis"><text:span text:style-name="T11">tat sont inférieures à ses dépenses</text:span></text:span><text:span text:style-name="T11"> au cours d’une année. C’est donc un solde négatif.</text:span><text:span text:style-name="T18"> </text:span></text:p>
      <text:p text:style-name="P23"/>
      <text:p text:style-name="P15"><text:span text:style-name="T22">Dette publique :</text:span><text:span text:style-name="T21"> </text:span><text:span text:style-name="T13">La dette publique correspond à l'ensemble des engagements financiers pris sous forme d'emprunts par </text:span><text:span text:style-name="T14">l’état</text:span><text:span text:style-name="T13">, les collectivités publiques et les organismes qui en dépendent directement. </text:span><text:span text:style-name="T19"> </text:span></text:p>
      <text:p text:style-name="P24"/>
      <text:p text:style-name="P14"><text:span text:style-name="T22">BCE :</text:span><text:span text:style-name="T21"> </text:span><text:span text:style-name="T11">La Banque centrale européenne est la principale institution monétaire de l'Union européenne.</text:span></text:p>
      <text:p text:style-name="P22"/>
      <text:p text:style-name="P15"><text:span text:style-name="T23">F</text:span><text:span text:style-name="T22">onctions régaliennes :</text:span><text:span text:style-name="T21"> </text:span><text:span text:style-name="T15">La f</text:span><text:span text:style-name="T13">onctions régaliennes désignent les marques de souveraineté dont dispose la royauté ou l’</text:span><text:span text:style-name="T15">état</text:span><text:span text:style-name="T13">. On y inclut couramment la sécurité intérieure </text:span><text:span text:style-name="T15">(police </text:span><text:span text:style-name="T13">e</text:span><text:span text:style-name="T15">t justice</text:span><text:span text:style-name="T13">), la sécurité extérieure </text:span><text:span text:style-name="T15">(armée</text:span><text:span text:style-name="T13">) et </text:span><text:span text:style-name="T15">la monnaie</text:span><text:span text:style-name="T13">.</text:span></text:p>
      <text:p text:style-name="P6"/>
      <text:p text:style-name="P1">3 - Les chiffres de l’économie </text:p>
      <text:p text:style-name="P1"/>
      <text:p text:style-name="P7"><text:tab/><text:span text:style-name="T1">• Montant du PIB</text:span></text:p>
      <text:p text:style-name="P11">Le montant du PIB au trimestre 1 en France et de 576,9 milliards d’euros.</text:p>
      <text:p text:style-name="P4"><text:a xlink:type="simple" xlink:href="https://fr.statista.com/statistiques/479458/pib-de-la-france/" text:style-name="Internet_20_link" text:visited-style-name="Visited_20_Internet_20_Link"><text:span text:style-name="T1">https://fr.statista.com/statistiques/479458/pib-de-la-france/</text:span></text:a></text:p>
      <text:p text:style-name="P17"/>
      <text:p text:style-name="P12"><text:tab/>• Montant de la dette en % PIB </text:p>
      <text:p text:style-name="P11">La dette en pourcentage en France en 2019 est de 98,1%</text:p>
      <text:p text:style-name="P3"><text:soft-page-break/><text:a xlink:type="simple" xlink:href="https://www.insee.fr/fr/statistiques/4470888#:~:text=°%202020%2D73-,En%202019%2C%20le%20déficit%20public%20s'élève%20à%203%2C,2%2C3%20%25%20en%202018" text:style-name="Internet_20_link" text:visited-style-name="Visited_20_Internet_20_Link"><text:span text:style-name="T1">https://www.insee.fr/fr/statistiques/4470888#:~:text=%C2%B0%202020%2D73-,En%202019%2C%20le%20d%C3%A9ficit%20public%20s'%C3%A9l%C3%A8ve%20%C3%A0%203%2C,2%2C3%20%25%20en%202018</text:span></text:a><text:span text:style-name="T1">.</text:span></text:p>
      <text:p text:style-name="P18"/>
      <text:p text:style-name="P12"><text:tab/>• Montant du déficit budgétaire en % PIB</text:p>
      <text:p text:style-name="P11">le montant du déficit budgétaire et 3%</text:p>
      <text:p text:style-name="P3"><text:a xlink:type="simple" xlink:href="https://ec.europa.eu/eurostat/databrowser/view/gov_10dd_edpt1/default/table?lang=en" text:style-name="Internet_20_link" text:visited-style-name="Visited_20_Internet_20_Link"><text:span text:style-name="T1">https://ec.europa.eu/eurostat/databrowser/view/gov_10dd_edpt1/default/table?lang=en</text:span></text:a></text:p>
      <text:p text:style-name="P18"/>
      <text:p text:style-name="P12"><text:tab/>• Déficit de la sécurité sociale </text:p>
      <text:p text:style-name="P13">plus de 5 milliards d’euros en 2019 et presque 44 milliards en 2020.</text:p>
      <text:p text:style-name="P5"><text:a xlink:type="simple" xlink:href="https://www.lemonde.fr/sante/article/2019/09/28/securite-sociale-plus-de-5-milliards-d-euros-de-deficit-en-2019-et-2020_6013466_1651302.html" text:style-name="Internet_20_link" text:visited-style-name="Visited_20_Internet_20_Link"><text:span text:style-name="T1">https://www.lemonde.fr/sante/article/2019/09/28/securite-sociale-plus-de-5-milliards-d-euros-de-deficit-en-2019-et-2020_6013466_1651302.html</text:span></text:a></text:p>
      <text:p text:style-name="P19"/>
      <text:p text:style-name="P12"><text:tab/>• SMIC horaire brut et net </text:p>
      <text:p text:style-name="P13">SMIC horaire brut 10,15€</text:p>
      <text:p text:style-name="P13">SMIC horaire brut 8,03€</text:p>
      <text:p text:style-name="P5"><text:a xlink:type="simple" xlink:href="https://www.juritravail.com/chiffres-et-indices/smic.html" text:style-name="Internet_20_link" text:visited-style-name="Visited_20_Internet_20_Link"><text:span text:style-name="T1">https://www.juritravail.com/chiffres-et-indices/smic.html</text:span></text:a></text:p>
      <text:p text:style-name="P5"/>
      <text:p text:style-name="P2">4 – Compréhension et application : </text:p>
      <text:p text:style-name="P2"/>
      <text:p text:style-name="P8">Q1) Quel(s) courant(s) économique(s) considère(nt) qu’il faut corriger les inégalités sociales et économiques. </text:p>
      <text:p text:style-name="P8"/>
      <text:p text:style-name="P8">Q2) Quel(s) courant(s) économique(s) s’oppose(nt) à l’intervention de l’<text:span text:style-name="T20">é</text:span>tat en général, et en particulier, pour corriger les inégalités sociales et économiques ? Présentez et définissez précisément ce courant.</text:p>
      <text:p text:style-name="P8"/>
      <text:p text:style-name="P8"><text:s/>Q3) « Crédits d’impôts pour les plus pauvres, taxes sur les transactions financières, salaire minimum, augmentation de la taxation des plus riches, revenu universel…. ». Précisez et définissez précisément quel(s) courant(s) économique(s) pourrai(en)t proposer des mesures allant dans ce sens ?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2T11:18:43.324000000</meta:creation-date>
    <dc:date>2020-10-20T13:41:54.453000000</dc:date>
    <meta:editing-duration>PT1H17M35S</meta:editing-duration>
    <meta:editing-cycles>5</meta:editing-cycles>
    <meta:generator>LibreOffice/7.0.1.2$Windows_X86_64 LibreOffice_project/7cbcfc562f6eb6708b5ff7d7397325de9e764452</meta:generator>
    <meta:document-statistic meta:table-count="0" meta:image-count="0" meta:object-count="0" meta:page-count="2" meta:paragraph-count="33" meta:word-count="472" meta:character-count="3553" meta:non-whitespace-character-count="3095"/>
  </office:meta>
</office:document-meta>
</file>